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db7a8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db7a8a" style:font-size-asian="13pt" style:font-size-complex="13pt"/>
    </style:style>
    <style:style style:name="P9"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0" style:family="paragraph" style:parent-style-name="Preformatted_20_Text">
      <style:paragraph-properties style:writing-mode="lr-tb"/>
      <style:text-properties fo:font-size="13pt" officeooo:rsid="01e115a9" officeooo:paragraph-rsid="01e115a9" style:font-size-asian="13pt" style:font-size-complex="13pt"/>
    </style:style>
    <style:style style:name="P11"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3"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dd3a06" officeooo:paragraph-rsid="01e15a69"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8" style:family="paragraph" style:parent-style-name="Preformatted_20_Text">
      <style:paragraph-properties style:writing-mode="lr-tb"/>
      <style:text-properties fo:font-size="13pt" officeooo:paragraph-rsid="01dd3a06" style:font-size-asian="13pt" style:font-size-complex="13pt"/>
    </style:style>
    <style:style style:name="P19"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fo:font-size="13pt" officeooo:paragraph-rsid="01dd3a06" style:font-size-asian="13pt" style:font-size-complex="13pt"/>
    </style:style>
    <style:style style:name="P21"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3" style:family="paragraph" style:parent-style-name="Preformatted_20_Text">
      <style:text-properties fo:font-size="13pt" officeooo:paragraph-rsid="01c26751" style:font-size-asian="13pt" style:font-size-complex="13pt"/>
    </style:style>
    <style:style style:name="P24"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5"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6"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7"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8"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e49ac5"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dffe2c"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officeooo:rsid="01e5e53c"/>
    </style:style>
    <style:style style:name="T9"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17" style:family="text">
      <style:text-properties style:font-name="Liberation Sans" fo:font-style="normal" style:text-underline-style="none"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e9b30f" style:font-name-asian="Nimbus Mono L" style:font-style-asian="normal" style:font-name-complex="Liberation Mono" style:font-style-complex="normal"/>
    </style:style>
    <style:style style:name="T21" style:family="text">
      <style:text-properties officeooo:rsid="01e15a69"/>
    </style:style>
    <style:style style:name="T22" style:family="text">
      <style:text-properties officeooo:rsid="01e9b30f"/>
    </style:style>
    <style:style style:name="T23" style:family="text">
      <style:text-properties officeooo:rsid="01e115a9"/>
    </style:style>
    <style:style style:name="T24" style:family="text">
      <style:text-properties fo:font-weight="bold" style:font-weight-asian="bold" style:font-weight-complex="bold"/>
    </style:style>
    <style:style style:name="T25" style:family="text">
      <style:text-properties fo:font-weight="bold" officeooo:rsid="000dd66a" style:font-weight-asian="bold" style:font-weight-complex="bold"/>
    </style:style>
    <style:style style:name="T26" style:family="text">
      <style:text-properties fo:font-weight="bold" officeooo:rsid="0160cefc" style:font-weight-asian="bold" style:font-weight-complex="bold"/>
    </style:style>
    <style:style style:name="T27" style:family="text">
      <style:text-properties officeooo:rsid="01caa47b"/>
    </style:style>
    <style:style style:name="T28" style:family="text">
      <style:text-properties officeooo:rsid="01d74f08"/>
    </style:style>
    <style:style style:name="T29" style:family="text">
      <style:text-properties officeooo:rsid="01db7a8a"/>
    </style:style>
    <style:style style:name="T30"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ead6e2"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3c55a1" fo:background-color="transparent" loext:char-shading-value="0" style:font-style-asian="normal" style:font-style-complex="normal"/>
    </style:style>
    <style:style style:name="T47" style:family="text">
      <style:text-properties style:font-name="Liberation Sans" fo:font-style="normal" style:text-underline-style="none" officeooo:rsid="00083d4b" fo:background-color="transparent" loext:char-shading-value="0" style:font-style-asian="normal" style:font-style-complex="normal"/>
    </style:style>
    <style:style style:name="T48"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4</text:span><text:span text:style-name="T2">th</text:span><text:span text:style-name="T3"> </text:span><text:span text:style-name="T4">August</text:span><text:span text:style-name="T5"> 20</text:span><text:span text:style-name="T6">2</text:span><text:span text:style-name="T7">5</text:span></text:p>
      <text:p text:style-name="P3">Psalm 4:3</text:p>
      <text:p text:style-name="P4">But know that the Lord has set apart the godly for <text:span text:style-name="T8">H</text:span>imself; the Lord hears when I call to <text:span text:style-name="T8">H</text:span>im.</text:p>
      <text:p text:style-name="P5"/>
      <text:p text:style-name="P6">Let us pray…</text:p>
      <text:p text:style-name="P6"/>
      <text:p text:style-name="P7">Thanks to God</text:p>
      <text:p text:style-name="P8"><text:span text:style-name="T9">O </text:span><text:span text:style-name="T10">L</text:span><text:span text:style-name="T11">o</text:span><text:span text:style-name="T10">r</text:span><text:span text:style-name="T11">d,</text:span><text:span text:style-name="T12"> </text:span><text:span text:style-name="T13">we </text:span><text:span text:style-name="T14">thank You that </text:span><text:span text:style-name="T15">You call us to hear Your voice, </text:span><text:span text:style-name="T16">to read and heed Your written Word, </text:span><text:span text:style-name="T15">but we also thank You that You encourage us to speak to You, for You are listening.</text:span></text:p>
      <text:p text:style-name="P9"/>
      <text:p text:style-name="P10"><text:span text:style-name="T17">We acknowledge that </text:span><text:span text:style-name="T16">on </text:span><text:span text:style-name="T17">our </text:span><text:span text:style-name="T16">o</text:span><text:span text:style-name="T17">w</text:span><text:span text:style-name="T16">n we could not be godly, for we are sinners who need someone else to save us.</text:span><text:span text:style-name="T17"> </text:span><text:span text:style-name="T18">W</text:span><text:span text:style-name="T19">e thank You that we have been </text:span><text:span text:style-name="T17">forgiven </text:span><text:span text:style-name="T16">by Your grace and mercy alone</text:span><text:span text:style-name="T17">, and </text:span><text:span text:style-name="T16">have been </text:span><text:span text:style-name="T17">set free </text:span><text:span text:style-name="T16">from sin</text:span><text:span text:style-name="T17"> by Jesus, Who suffered and died for us, </text:span><text:span text:style-name="T20">then rose to life again to grant us His righteousness</text:span><text:span text:style-name="T19">.</text:span></text:p>
      <text:p text:style-name="P11"/>
      <text:p text:style-name="P12"><text:span text:style-name="T21">W</text:span>e thank You that <text:span text:style-name="T22">You have declared us godly, and drawn us to Your throne of grace, where You hear us when we call</text:span><text:span text:style-name="T23">.</text:span></text:p>
      <text:p text:style-name="P11"/>
      <text:p text:style-name="P13"><text:span text:style-name="T24">The Wide World...</text:span><text:span text:style-name="T25"> a</text:span><text:span text:style-name="T24">nd the </text:span><text:span text:style-name="T26">W</text:span><text:span text:style-name="T24">ider Church</text:span></text:p>
      <text:p text:style-name="P14"><text:span text:style-name="T27">W</text:span><text:span text:style-name="T22">ith confidence then, w</text:span><text:span text:style-name="T28">e </text:span><text:span text:style-name="T29">pray</text:span><text:span text:style-name="T28"> for this </text:span><text:span text:style-name="T27">world </text:span><text:span text:style-name="T28">where </text:span><text:span text:style-name="T29">so m</text:span><text:span text:style-name="T22">uch is wrong, where injustice seems to win</text:span><text:span text:style-name="T21">, </text:span><text:span text:style-name="T22">where the truth is shunned and where violent people attack Your church.</text:span></text:p>
      <text:p text:style-name="P14"/>
      <text:p text:style-name="P14"><text:span text:style-name="T22">We pray for the many places where war rages, and refugees flee the conflicts. We thank You for Your faithful people who minister Your love to those fleeing, in both practical and spiritual ways. We pray that You would strengthen them and provide for them so they may continue to serve the refugees.</text:span></text:p>
      <text:p text:style-name="P15"/>
      <text:p text:style-name="P16">But we also give You thanks for the spread of the Good News, which is rarely if ever reported in our news bulletins. We thank You for the work of MAF and especially remember Calvin &amp; Ruth Mathys working in PNG, each labouring to see the Name of Jesus lifted up and people come to true faith in Him.</text:p>
      <text:p text:style-name="P16"/>
      <text:p text:style-name="P17">Ashburton</text:p>
      <text:p text:style-name="P18"><text:span text:style-name="T30">W</text:span><text:span text:style-name="T31">e pray for our </text:span><text:span text:style-name="T32">work</text:span><text:span text:style-name="T33"> </text:span><text:span text:style-name="T30">here at Ashburton, </text:span><text:span text:style-name="T33">as we </text:span><text:span text:style-name="T34">also labour with our various talents and abilities in the work of the Kingdom. W</text:span><text:span text:style-name="T35">e pray for the Selection Committee </text:span><text:span text:style-name="T34">which meets today, </text:span><text:span text:style-name="T35">as they </text:span><text:span text:style-name="T34">seek </text:span><text:span text:style-name="T35">Your wisdom, </text:span><text:span text:style-name="T34">and work to do Your will</text:span><text:span text:style-name="T35">, so that in the end, </text:span><text:span text:style-name="T34">Your purposes prevail </text:span><text:span text:style-name="T35">and </text:span><text:span text:style-name="T34">we call a </text:span><text:span text:style-name="T35">new minister </text:span><text:span text:style-name="T34">of Your choosing, to bring us </text:span><text:span text:style-name="T35">Your Word and sacraments. </text:span><text:span text:style-name="T34">We pray for ourselves to grow in the knowledge of Jesus, so that we can share the Good News wherever we go in our daily walk.</text:span></text:p>
      <text:p text:style-name="P19"/>
      <text:p text:style-name="P20"><text:span text:style-name="T36">We </text:span><text:span text:style-name="T35">continue</text:span><text:span text:style-name="T37"> </text:span><text:span text:style-name="T32">in</text:span><text:span text:style-name="T36"> pray</text:span><text:span text:style-name="T32">er</text:span><text:span text:style-name="T36"> for</text:span><text:span text:style-name="T38"> </text:span><text:span text:style-name="T35">those in need of Your healing hand – for </text:span><text:span text:style-name="T38">Alan, </text:span><text:span text:style-name="T30">Diane, </text:span><text:span text:style-name="T34">MarJo </text:span><text:span text:style-name="T30">and others affected by illness or injury. </text:span></text:p>
      <text:p text:style-name="P21"/>
      <text:p text:style-name="P18"><text:span text:style-name="T39">We thank You for </text:span><text:span text:style-name="T32">Your Word, and for </text:span><text:span text:style-name="T40">Mook</text:span><text:span text:style-name="T35">’s</text:span><text:span text:style-name="T32"> preparation</text:span><text:span text:style-name="T41"> </text:span><text:span text:style-name="T32">so that what he </text:span><text:span text:style-name="T41">bring</text:span><text:span text:style-name="T32">s</text:span><text:span text:style-name="T41"> </text:span><text:span text:style-name="T32">in his preaching today </text:span><text:span text:style-name="T35">will </text:span><text:span text:style-name="T40">lead to growth in spiritual maturity and service bvoth to one another and to people who don’t know Your salvation - yet</text:span><text:span text:style-name="T35">. </text:span></text:p>
      <text:p text:style-name="P22"/>
      <text:p text:style-name="P23"><text:span text:style-name="T42">In </text:span><text:span text:style-name="T39">His</text:span><text:span text:style-name="T43"> </text:span><text:span text:style-name="T44">Precious Name </text:span><text:span text:style-name="T45">we pray</text:span><text:span text:style-name="T46">, </text:span><text:span text:style-name="T47">Amen.</text:span></text:p>
      <text:p text:style-name="P24">Our Father, Who is in heaven,<text:line-break/>hallowed be Your name;<text:line-break/>Your kingdom come;<text:line-break/>Your will be done,<text:line-break/>on earth as it is in heaven.</text:p>
      <text:p text:style-name="P25"/>
      <text:p text:style-name="P25">Give us this day our daily bread.<text:line-break/>And forgive us our trespasses,<text:line-break/>as we forgive those that trespass against us.<text:line-break/>Lead us not into temptation;<text:line-break/>but deliver us from evil.</text:p>
      <text:p text:style-name="P25"/>
      <text:p text:style-name="P25">For Yours is the kingdom,<text:line-break/>the power, and the glory,<text:line-break/>for ever and ever.<text:line-break/>Amen.</text:p>
      <text:p text:style-name="P25"/>
      <text:p text:style-name="P26">They shall not grow old, as we that are left grow old.</text:p>
      <text:p text:style-name="P27">Age shall not weary them, nor the years condemn.</text:p>
      <text:p text:style-name="P27">At the going <text:span text:style-name="T48">d</text:span>own of the sun, and in the morning, </text:p>
      <text:p text:style-name="P27">We WILL remember them.</text:p>
      <text:p text:style-name="P28">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08-23T22:10:30.002257539</dc:date>
    <meta:editing-duration>PT17H52M20S</meta:editing-duration>
    <meta:editing-cycles>202</meta:editing-cycles>
    <meta:generator>LibreOffice/25.2.5.2$Linux_X86_64 LibreOffice_project/fb4792146257752f54eab576deb869869b108571</meta:generator>
    <meta:print-date>2025-08-16T21:13:04.653601418</meta:print-date>
    <meta:document-statistic meta:table-count="0" meta:image-count="0" meta:object-count="0" meta:page-count="3" meta:paragraph-count="26" meta:word-count="584" meta:character-count="3009" meta:non-whitespace-character-count="2447"/>
  </office:meta>
</office:document-meta>
</file>